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3.722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ole-draw-aspect="1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2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office:value-type="string">
            <text:p>Tiempo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office:value-type="float" office:value="15000">
            <text:p>15000</text:p>
          </table:table-cell>
          <table:table-cell office:value-type="float" office:value="20000">
            <text:p>20000</text:p>
          </table:table-cell>
          <table:table-cell office:value-type="float" office:value="25000">
            <text:p>25000</text:p>
          </table:table-cell>
          <table:table-cell office:value-type="float" office:value="30000">
            <text:p>30000</text:p>
          </table:table-cell>
          <table:table-cell office:value-type="float" office:value="35000">
            <text:p>35000</text:p>
          </table:table-cell>
          <table:table-cell office:value-type="float" office:value="40000">
            <text:p>40000</text:p>
          </table:table-cell>
          <table:table-cell office:value-type="float" office:value="45000">
            <text:p>45000</text:p>
          </table:table-cell>
          <table:table-cell office:value-type="float" office:value="50000">
            <text:p>50000</text:p>
          </table:table-cell>
          <table:table-cell office:value-type="float" office:value="55000">
            <text:p>55000</text:p>
          </table:table-cell>
          <table:table-cell office:value-type="float" office:value="60000">
            <text:p>60000</text:p>
          </table:table-cell>
          <table:table-cell office:value-type="float" office:value="65000">
            <text:p>65000</text:p>
          </table:table-cell>
          <table:table-cell office:value-type="float" office:value="70000">
            <text:p>70000</text:p>
          </table:table-cell>
          <table:table-cell office:value-type="float" office:value="75000">
            <text:p>75000</text:p>
          </table:table-cell>
          <table:table-cell office:value-type="float" office:value="80000">
            <text:p>80000</text:p>
          </table:table-cell>
          <table:table-cell office:value-type="float" office:value="85000">
            <text:p>85000</text:p>
          </table:table-cell>
          <table:table-cell office:value-type="float" office:value="90000">
            <text:p>90000</text:p>
          </table:table-cell>
          <table:table-cell office:value-type="float" office:value="95000">
            <text:p>95000</text:p>
          </table:table-cell>
          <table:table-cell office:value-type="float" office:value="100000">
            <text:p>100000</text:p>
          </table:table-cell>
          <table:table-cell office:value-type="float" office:value="105000">
            <text:p>105000</text:p>
          </table:table-cell>
          <table:table-cell office:value-type="float" office:value="110000">
            <text:p>110000</text:p>
          </table:table-cell>
          <table:table-cell office:value-type="float" office:value="115000">
            <text:p>115000</text:p>
          </table:table-cell>
          <table:table-cell office:value-type="float" office:value="120000">
            <text:p>120000</text:p>
          </table:table-cell>
          <table:table-cell office:value-type="float" office:value="125000">
            <text:p>125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140000">
            <text:p>140000</text:p>
          </table:table-cell>
          <table:table-cell office:value-type="float" office:value="145000">
            <text:p>145000</text:p>
          </table:table-cell>
          <table:table-cell office:value-type="float" office:value="150000">
            <text:p>150000</text:p>
          </table:table-cell>
          <table:table-cell office:value-type="float" office:value="155000">
            <text:p>155000</text:p>
          </table:table-cell>
          <table:table-cell office:value-type="float" office:value="160000">
            <text:p>160000</text:p>
          </table:table-cell>
          <table:table-cell office:value-type="float" office:value="165000">
            <text:p>165000</text:p>
          </table:table-cell>
          <table:table-cell office:value-type="float" office:value="170000">
            <text:p>170000</text:p>
          </table:table-cell>
          <table:table-cell office:value-type="float" office:value="175000">
            <text:p>175000</text:p>
          </table:table-cell>
          <table:table-cell office:value-type="float" office:value="180000">
            <text:p>180000</text:p>
          </table:table-cell>
          <table:table-cell office:value-type="float" office:value="185000">
            <text:p>185000</text:p>
          </table:table-cell>
          <table:table-cell office:value-type="float" office:value="190000">
            <text:p>190000</text:p>
          </table:table-cell>
          <table:table-cell office:value-type="float" office:value="195000">
            <text:p>195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210000">
            <text:p>210000</text:p>
          </table:table-cell>
          <table:table-cell office:value-type="float" office:value="215000">
            <text:p>215000</text:p>
          </table:table-cell>
          <table:table-cell office:value-type="float" office:value="220000">
            <text:p>220000</text:p>
          </table:table-cell>
          <table:table-cell office:value-type="float" office:value="225000">
            <text:p>225000</text:p>
          </table:table-cell>
          <table:table-cell office:value-type="float" office:value="230000">
            <text:p>230000</text:p>
          </table:table-cell>
          <table:table-cell office:value-type="float" office:value="235000">
            <text:p>235000</text:p>
          </table:table-cell>
          <table:table-cell office:value-type="float" office:value="240000">
            <text:p>240000</text:p>
          </table:table-cell>
          <table:table-cell office:value-type="float" office:value="245000">
            <text:p>245000</text:p>
          </table:table-cell>
          <table:table-cell office:value-type="float" office:value="250000">
            <text:p>250000</text:p>
          </table:table-cell>
          <table:table-cell office:value-type="float" office:value="255000">
            <text:p>255000</text:p>
          </table:table-cell>
          <table:table-cell office:value-type="float" office:value="260000">
            <text:p>260000</text:p>
          </table:table-cell>
          <table:table-cell office:value-type="float" office:value="265000">
            <text:p>265000</text:p>
          </table:table-cell>
          <table:table-cell office:value-type="float" office:value="270000">
            <text:p>270000</text:p>
          </table:table-cell>
          <table:table-cell office:value-type="float" office:value="275000">
            <text:p>275000</text:p>
          </table:table-cell>
          <table:table-cell office:value-type="float" office:value="280000">
            <text:p>280000</text:p>
          </table:table-cell>
          <table:table-cell office:value-type="float" office:value="285015">
            <text:p>285015</text:p>
          </table:table-cell>
          <table:table-cell office:value-type="float" office:value="290000">
            <text:p>290000</text:p>
          </table:table-cell>
          <table:table-cell office:value-type="float" office:value="295000">
            <text:p>295000</text:p>
          </table:table-cell>
        </table:table-row>
        <table:table-row table:style-name="ro1">
          <table:table-cell office:value-type="string">
            <text:p>Costo</text:p>
          </table:table-cell>
          <table:table-cell table:style-name="ce1" office:value-type="float" office:value="1220.14856429953">
            <text:p>1220,14856430</text:p>
          </table:table-cell>
          <table:table-cell table:style-name="ce1" office:value-type="float" office:value="1196.92279924543">
            <text:p>1196,92279925</text:p>
          </table:table-cell>
          <table:table-cell table:style-name="ce1" office:value-type="float" office:value="1175.19745645054">
            <text:p>1175,19745645</text:p>
          </table:table-cell>
          <table:table-cell table:style-name="ce1" office:value-type="float" office:value="1139.57648815395">
            <text:p>1139,57648815</text:p>
          </table:table-cell>
          <table:table-cell table:number-columns-repeated="2" table:style-name="ce1" office:value-type="float" office:value="1132.2105399265">
            <text:p>1132,21053993</text:p>
          </table:table-cell>
          <table:table-cell table:number-columns-repeated="3" table:style-name="ce1" office:value-type="float" office:value="1088.28439690487">
            <text:p>1088,28439690</text:p>
          </table:table-cell>
          <table:table-cell table:style-name="ce1" office:value-type="float" office:value="1084.79270699325">
            <text:p>1084,79270699</text:p>
          </table:table-cell>
          <table:table-cell table:number-columns-repeated="3" table:style-name="ce1" office:value-type="float" office:value="1067.42030875995">
            <text:p>1067,42030876</text:p>
          </table:table-cell>
          <table:table-cell table:number-columns-repeated="5" table:style-name="ce1" office:value-type="float" office:value="1015.60595596809">
            <text:p>1015,60595597</text:p>
          </table:table-cell>
          <table:table-cell table:number-columns-repeated="16" table:style-name="ce1" office:value-type="float" office:value="993.513562286775">
            <text:p>993,51356229</text:p>
          </table:table-cell>
          <table:table-cell table:style-name="ce1" office:value-type="float" office:value="988.218591357026">
            <text:p>988,21859136</text:p>
          </table:table-cell>
          <table:table-cell table:style-name="ce1" office:value-type="float" office:value="957.546625943772">
            <text:p>957,54662594</text:p>
          </table:table-cell>
          <table:table-cell table:number-columns-repeated="23" table:style-name="ce1" office:value-type="float" office:value="949.895945238954">
            <text:p>949,89594524</text:p>
          </table:table-cell>
        </table:table-row>
        <table:table-row table:style-name="ro1">
          <table:table-cell office:value-type="string">
            <text:p>Generacion</text:p>
          </table:table-cell>
          <table:table-cell office:value-type="float" office:value="1101">
            <text:p>1101</text:p>
          </table:table-cell>
          <table:table-cell office:value-type="float" office:value="2611">
            <text:p>2611</text:p>
          </table:table-cell>
          <table:table-cell office:value-type="float" office:value="2864">
            <text:p>2864</text:p>
          </table:table-cell>
          <table:table-cell office:value-type="float" office:value="4931">
            <text:p>4931</text:p>
          </table:table-cell>
          <table:table-cell table:number-columns-repeated="2" office:value-type="float" office:value="5820">
            <text:p>5820</text:p>
          </table:table-cell>
          <table:table-cell table:number-columns-repeated="3" office:value-type="float" office:value="7848">
            <text:p>7848</text:p>
          </table:table-cell>
          <table:table-cell office:value-type="float" office:value="12556">
            <text:p>12556</text:p>
          </table:table-cell>
          <table:table-cell table:number-columns-repeated="3" office:value-type="float" office:value="13667">
            <text:p>13667</text:p>
          </table:table-cell>
          <table:table-cell table:number-columns-repeated="5" office:value-type="float" office:value="17536">
            <text:p>17536</text:p>
          </table:table-cell>
          <table:table-cell table:number-columns-repeated="16" office:value-type="float" office:value="23210">
            <text:p>23210</text:p>
          </table:table-cell>
          <table:table-cell office:value-type="float" office:value="44439">
            <text:p>44439</text:p>
          </table:table-cell>
          <table:table-cell office:value-type="float" office:value="45434">
            <text:p>45434</text:p>
          </table:table-cell>
          <table:table-cell table:number-columns-repeated="23" office:value-type="float" office:value="46328">
            <text:p>46328</text:p>
          </table:table-cell>
        </table:table-row>
        <table:table-row table:style-name="ro1">
          <table:table-cell office:value-type="string">
            <text:p>Costo Mejores Locales</text:p>
          </table:table-cell>
          <table:table-cell table:style-name="ce1" office:value-type="float" office:value="1530.78844367463">
            <text:p>1530,78844367</text:p>
          </table:table-cell>
          <table:table-cell table:style-name="ce1" office:value-type="float" office:value="1208.80198380375">
            <text:p>1208,80198380</text:p>
          </table:table-cell>
          <table:table-cell table:style-name="ce1" office:value-type="float" office:value="1188.62415810793">
            <text:p>1188,62415811</text:p>
          </table:table-cell>
          <table:table-cell table:style-name="ce1" office:value-type="float" office:value="1279.0530124287">
            <text:p>1279,05301243</text:p>
          </table:table-cell>
          <table:table-cell table:style-name="ce1" office:value-type="float" office:value="1183.60440884918">
            <text:p>1183,60440885</text:p>
          </table:table-cell>
          <table:table-cell table:style-name="ce1" office:value-type="float" office:value="1398.58875737177">
            <text:p>1398,58875737</text:p>
          </table:table-cell>
          <table:table-cell table:style-name="ce1" office:value-type="float" office:value="1093.83009419108">
            <text:p>1093,83009419</text:p>
          </table:table-cell>
          <table:table-cell table:style-name="ce1" office:value-type="float" office:value="1332.95317191308">
            <text:p>1332,95317191</text:p>
          </table:table-cell>
          <table:table-cell table:style-name="ce1" office:value-type="float" office:value="1124.46184486884">
            <text:p>1124,46184487</text:p>
          </table:table-cell>
          <table:table-cell table:style-name="ce1" office:value-type="float" office:value="1468.19482795697">
            <text:p>1468,19482796</text:p>
          </table:table-cell>
          <table:table-cell table:style-name="ce1" office:value-type="float" office:value="1416.43967407052">
            <text:p>1416,43967407</text:p>
          </table:table-cell>
          <table:table-cell table:style-name="ce1" office:value-type="float" office:value="1381.58809513044">
            <text:p>1381,58809513</text:p>
          </table:table-cell>
          <table:table-cell table:style-name="ce1" office:value-type="float" office:value="1275.02251991686">
            <text:p>1275,02251992</text:p>
          </table:table-cell>
          <table:table-cell table:style-name="ce1" office:value-type="float" office:value="1347.03746522871">
            <text:p>1347,03746523</text:p>
          </table:table-cell>
          <table:table-cell table:style-name="ce1" office:value-type="float" office:value="1289.27078219062">
            <text:p>1289,27078219</text:p>
          </table:table-cell>
          <table:table-cell table:style-name="ce1" office:value-type="float" office:value="1385.04828584443">
            <text:p>1385,04828584</text:p>
          </table:table-cell>
          <table:table-cell table:style-name="ce1" office:value-type="float" office:value="1354.46631532168">
            <text:p>1354,46631532</text:p>
          </table:table-cell>
          <table:table-cell table:style-name="ce1" office:value-type="float" office:value="1249.08415223023">
            <text:p>1249,08415223</text:p>
          </table:table-cell>
          <table:table-cell table:style-name="ce1" office:value-type="float" office:value="1212.13310439913">
            <text:p>1212,13310440</text:p>
          </table:table-cell>
          <table:table-cell table:style-name="ce1" office:value-type="float" office:value="1283.6478444868">
            <text:p>1283,64784449</text:p>
          </table:table-cell>
          <table:table-cell table:style-name="ce1" office:value-type="float" office:value="1179.14400705688">
            <text:p>1179,14400706</text:p>
          </table:table-cell>
          <table:table-cell table:style-name="ce1" office:value-type="float" office:value="1171.83915621175">
            <text:p>1171,83915621</text:p>
          </table:table-cell>
          <table:table-cell table:style-name="ce1" office:value-type="float" office:value="1195.14792517768">
            <text:p>1195,14792518</text:p>
          </table:table-cell>
          <table:table-cell table:style-name="ce1" office:value-type="float" office:value="1192.34749524113">
            <text:p>1192,34749524</text:p>
          </table:table-cell>
          <table:table-cell table:style-name="ce1" office:value-type="float" office:value="1055.7098395305">
            <text:p>1055,70983953</text:p>
          </table:table-cell>
          <table:table-cell table:style-name="ce1" office:value-type="float" office:value="1316.31265743351">
            <text:p>1316,31265743</text:p>
          </table:table-cell>
          <table:table-cell table:style-name="ce1" office:value-type="float" office:value="1290.99756049358">
            <text:p>1290,99756049</text:p>
          </table:table-cell>
          <table:table-cell table:style-name="ce1" office:value-type="float" office:value="1114.6745475034">
            <text:p>1114,67454750</text:p>
          </table:table-cell>
          <table:table-cell table:style-name="ce1" office:value-type="float" office:value="1331.10495710715">
            <text:p>1331,10495711</text:p>
          </table:table-cell>
          <table:table-cell table:style-name="ce1" office:value-type="float" office:value="1201.96911487111">
            <text:p>1201,96911487</text:p>
          </table:table-cell>
          <table:table-cell table:style-name="ce1" office:value-type="float" office:value="1078.78246345363">
            <text:p>1078,78246345</text:p>
          </table:table-cell>
          <table:table-cell table:style-name="ce1" office:value-type="float" office:value="1353.25687081925">
            <text:p>1353,25687082</text:p>
          </table:table-cell>
          <table:table-cell table:style-name="ce1" office:value-type="float" office:value="1286.19090623523">
            <text:p>1286,19090624</text:p>
          </table:table-cell>
          <table:table-cell table:style-name="ce1" office:value-type="float" office:value="1205.07269258818">
            <text:p>1205,07269259</text:p>
          </table:table-cell>
          <table:table-cell table:style-name="ce1" office:value-type="float" office:value="1077.74476442218">
            <text:p>1077,74476442</text:p>
          </table:table-cell>
          <table:table-cell table:style-name="ce1" office:value-type="float" office:value="998.81860819069">
            <text:p>998,81860819</text:p>
          </table:table-cell>
          <table:table-cell table:style-name="ce1" office:value-type="float" office:value="1337.58134983218">
            <text:p>1337,58134983</text:p>
          </table:table-cell>
          <table:table-cell table:style-name="ce1" office:value-type="float" office:value="1265.96854896232">
            <text:p>1265,96854896</text:p>
          </table:table-cell>
          <table:table-cell table:style-name="ce1" office:value-type="float" office:value="1240.91054862763">
            <text:p>1240,91054863</text:p>
          </table:table-cell>
          <table:table-cell table:style-name="ce1" office:value-type="float" office:value="1275.0818543917">
            <text:p>1275,08185439</text:p>
          </table:table-cell>
          <table:table-cell table:style-name="ce1" office:value-type="float" office:value="1255.021066659">
            <text:p>1255,02106666</text:p>
          </table:table-cell>
          <table:table-cell table:style-name="ce1" office:value-type="float" office:value="1247.10740185822">
            <text:p>1247,10740186</text:p>
          </table:table-cell>
          <table:table-cell table:style-name="ce1" office:value-type="float" office:value="1191.95357624335">
            <text:p>1191,95357624</text:p>
          </table:table-cell>
          <table:table-cell table:style-name="ce1" office:value-type="float" office:value="1360.85754833089">
            <text:p>1360,85754833</text:p>
          </table:table-cell>
          <table:table-cell table:style-name="ce1" office:value-type="float" office:value="1201.8524183613">
            <text:p>1201,85241836</text:p>
          </table:table-cell>
          <table:table-cell table:style-name="ce1" office:value-type="float" office:value="1162.29432756807">
            <text:p>1162,29432757</text:p>
          </table:table-cell>
          <table:table-cell table:style-name="ce1" office:value-type="float" office:value="1144.52037362007">
            <text:p>1144,52037362</text:p>
          </table:table-cell>
          <table:table-cell table:style-name="ce1" office:value-type="float" office:value="1404.55913599599">
            <text:p>1404,55913600</text:p>
          </table:table-cell>
          <table:table-cell table:style-name="ce1" office:value-type="float" office:value="1336.23621629374">
            <text:p>1336,23621629</text:p>
          </table:table-cell>
          <table:table-cell table:style-name="ce1" office:value-type="float" office:value="1162.79219926811">
            <text:p>1162,79219927</text:p>
          </table:table-cell>
          <table:table-cell table:style-name="ce1" office:value-type="float" office:value="1261.17671543078">
            <text:p>1261,17671543</text:p>
          </table:table-cell>
          <table:table-cell table:style-name="ce1" office:value-type="float" office:value="1234.98729431833">
            <text:p>1234,98729432</text:p>
          </table:table-cell>
          <table:table-cell table:style-name="ce1" office:value-type="float" office:value="1236.37653580385">
            <text:p>1236,37653580</text:p>
          </table:table-cell>
          <table:table-cell table:style-name="ce1" office:value-type="float" office:value="1332.11939965246">
            <text:p>1332,11939965</text:p>
          </table:table-cell>
          <table:table-cell table:style-name="ce1" office:value-type="float" office:value="1169.24774177723">
            <text:p>1169,24774178</text:p>
          </table:table-cell>
          <table:table-cell table:style-name="ce1" office:value-type="float" office:value="1318.67365823326">
            <text:p>1318,67365823</text:p>
          </table:table-cell>
          <table:table-cell table:style-name="ce1" office:value-type="float" office:value="1302.24405411402">
            <text:p>1302,24405411</text:p>
          </table:table-cell>
          <table:table-cell table:style-name="ce1" office:value-type="float" office:value="1500.93726814153">
            <text:p>1500,93726814</text:p>
          </table:table-cell>
          <table:table-cell table:style-name="ce1" office:value-type="float" office:value="1249.76107378018">
            <text:p>1249,76107378</text:p>
          </table:table-cell>
        </table:table-row>
        <table:table-row table:style-name="ro1">
          <table:table-cell office:value-type="string">
            <text:p>Generacion Local</text:p>
          </table:table-cell>
          <table:table-cell office:value-type="float" office:value="1318">
            <text:p>1318</text:p>
          </table:table-cell>
          <table:table-cell office:value-type="float" office:value="2618">
            <text:p>2618</text:p>
          </table:table-cell>
          <table:table-cell office:value-type="float" office:value="3907">
            <text:p>3907</text:p>
          </table:table-cell>
          <table:table-cell office:value-type="float" office:value="5197">
            <text:p>5197</text:p>
          </table:table-cell>
          <table:table-cell office:value-type="float" office:value="6482">
            <text:p>6482</text:p>
          </table:table-cell>
          <table:table-cell office:value-type="float" office:value="7755">
            <text:p>7755</text:p>
          </table:table-cell>
          <table:table-cell office:value-type="float" office:value="9035">
            <text:p>9035</text:p>
          </table:table-cell>
          <table:table-cell office:value-type="float" office:value="10318">
            <text:p>10318</text:p>
          </table:table-cell>
          <table:table-cell office:value-type="float" office:value="11619">
            <text:p>11619</text:p>
          </table:table-cell>
          <table:table-cell office:value-type="float" office:value="12901">
            <text:p>12901</text:p>
          </table:table-cell>
          <table:table-cell office:value-type="float" office:value="14164">
            <text:p>14164</text:p>
          </table:table-cell>
          <table:table-cell office:value-type="float" office:value="15434">
            <text:p>15434</text:p>
          </table:table-cell>
          <table:table-cell office:value-type="float" office:value="16701">
            <text:p>16701</text:p>
          </table:table-cell>
          <table:table-cell office:value-type="float" office:value="17976">
            <text:p>17976</text:p>
          </table:table-cell>
          <table:table-cell office:value-type="float" office:value="19265">
            <text:p>19265</text:p>
          </table:table-cell>
          <table:table-cell office:value-type="float" office:value="20531">
            <text:p>20531</text:p>
          </table:table-cell>
          <table:table-cell office:value-type="float" office:value="21814">
            <text:p>21814</text:p>
          </table:table-cell>
          <table:table-cell office:value-type="float" office:value="23109">
            <text:p>23109</text:p>
          </table:table-cell>
          <table:table-cell office:value-type="float" office:value="24388">
            <text:p>24388</text:p>
          </table:table-cell>
          <table:table-cell office:value-type="float" office:value="25676">
            <text:p>25676</text:p>
          </table:table-cell>
          <table:table-cell office:value-type="float" office:value="26981">
            <text:p>26981</text:p>
          </table:table-cell>
          <table:table-cell office:value-type="float" office:value="28273">
            <text:p>28273</text:p>
          </table:table-cell>
          <table:table-cell office:value-type="float" office:value="29562">
            <text:p>29562</text:p>
          </table:table-cell>
          <table:table-cell office:value-type="float" office:value="30831">
            <text:p>30831</text:p>
          </table:table-cell>
          <table:table-cell office:value-type="float" office:value="32113">
            <text:p>32113</text:p>
          </table:table-cell>
          <table:table-cell office:value-type="float" office:value="33388">
            <text:p>33388</text:p>
          </table:table-cell>
          <table:table-cell office:value-type="float" office:value="34659">
            <text:p>34659</text:p>
          </table:table-cell>
          <table:table-cell office:value-type="float" office:value="35932">
            <text:p>35932</text:p>
          </table:table-cell>
          <table:table-cell office:value-type="float" office:value="37204">
            <text:p>37204</text:p>
          </table:table-cell>
          <table:table-cell office:value-type="float" office:value="38464">
            <text:p>38464</text:p>
          </table:table-cell>
          <table:table-cell office:value-type="float" office:value="39724">
            <text:p>39724</text:p>
          </table:table-cell>
          <table:table-cell office:value-type="float" office:value="40978">
            <text:p>40978</text:p>
          </table:table-cell>
          <table:table-cell office:value-type="float" office:value="42213">
            <text:p>42213</text:p>
          </table:table-cell>
          <table:table-cell office:value-type="float" office:value="43454">
            <text:p>43454</text:p>
          </table:table-cell>
          <table:table-cell office:value-type="float" office:value="44732">
            <text:p>44732</text:p>
          </table:table-cell>
          <table:table-cell office:value-type="float" office:value="46034">
            <text:p>46034</text:p>
          </table:table-cell>
          <table:table-cell office:value-type="float" office:value="47307">
            <text:p>47307</text:p>
          </table:table-cell>
          <table:table-cell office:value-type="float" office:value="48588">
            <text:p>48588</text:p>
          </table:table-cell>
          <table:table-cell office:value-type="float" office:value="49871">
            <text:p>49871</text:p>
          </table:table-cell>
          <table:table-cell office:value-type="float" office:value="51153">
            <text:p>51153</text:p>
          </table:table-cell>
          <table:table-cell office:value-type="float" office:value="52439">
            <text:p>52439</text:p>
          </table:table-cell>
          <table:table-cell office:value-type="float" office:value="53721">
            <text:p>53721</text:p>
          </table:table-cell>
          <table:table-cell office:value-type="float" office:value="55016">
            <text:p>55016</text:p>
          </table:table-cell>
          <table:table-cell office:value-type="float" office:value="56295">
            <text:p>56295</text:p>
          </table:table-cell>
          <table:table-cell office:value-type="float" office:value="57561">
            <text:p>57561</text:p>
          </table:table-cell>
          <table:table-cell office:value-type="float" office:value="58823">
            <text:p>58823</text:p>
          </table:table-cell>
          <table:table-cell office:value-type="float" office:value="60124">
            <text:p>60124</text:p>
          </table:table-cell>
          <table:table-cell office:value-type="float" office:value="61409">
            <text:p>61409</text:p>
          </table:table-cell>
          <table:table-cell office:value-type="float" office:value="62675">
            <text:p>62675</text:p>
          </table:table-cell>
          <table:table-cell office:value-type="float" office:value="63978">
            <text:p>63978</text:p>
          </table:table-cell>
          <table:table-cell office:value-type="float" office:value="65249">
            <text:p>65249</text:p>
          </table:table-cell>
          <table:table-cell office:value-type="float" office:value="66519">
            <text:p>66519</text:p>
          </table:table-cell>
          <table:table-cell office:value-type="float" office:value="67780">
            <text:p>67780</text:p>
          </table:table-cell>
          <table:table-cell office:value-type="float" office:value="69055">
            <text:p>69055</text:p>
          </table:table-cell>
          <table:table-cell office:value-type="float" office:value="70337">
            <text:p>70337</text:p>
          </table:table-cell>
          <table:table-cell office:value-type="float" office:value="71617">
            <text:p>71617</text:p>
          </table:table-cell>
          <table:table-cell office:value-type="float" office:value="72900">
            <text:p>72900</text:p>
          </table:table-cell>
          <table:table-cell office:value-type="float" office:value="74181">
            <text:p>74181</text:p>
          </table:table-cell>
          <table:table-cell office:value-type="float" office:value="75444">
            <text:p>75444</text:p>
          </table:table-cell>
        </table:table-row>
        <table:table-row table:style-name="ro1">
          <table:table-cell table:number-columns-repeated="60"/>
        </table:table-row>
        <table:table-row table:style-name="ro1">
          <table:table-cell office:value-type="string">
            <text:p>Promedio:</text:p>
          </table:table-cell>
          <table:table-cell table:formula="oooc:=AVERAGE([.B2:.BH2])" office:value-type="float" office:value="1005.35240586806">
            <text:p>1005,35</text:p>
          </table:table-cell>
          <table:table-cell table:number-columns-repeated="58"/>
        </table:table-row>
        <table:table-row table:style-name="ro2">
          <table:table-cell office:value-type="string">
            <text:p>Varianza:</text:p>
          </table:table-cell>
          <table:table-cell table:formula="oooc:=VAR([.B2:.BH2])" office:value-type="float" office:value="4766.70705847289">
            <text:p>4766,71</text:p>
          </table:table-cell>
          <table:table-cell table:number-columns-repeated="58"/>
        </table:table-row>
        <table:table-row table:style-name="ro1">
          <table:table-cell table:number-columns-repeated="60"/>
        </table:table-row>
        <table:table-row table:style-name="ro1">
          <table:table-cell>
            <draw:frame table:end-cell-address="Hoja1.E25" table:end-x="1.687cm" table:end-y="0.379cm" draw:z-index="0" draw:style-name="gr1" svg:width="15.33cm" svg:height="6.986cm" svg:x="1.466cm" svg:y="0.168cm">
              <draw:object draw:notify-on-update-of-ranges="Hoja1.A1:Hoja1.A1 Hoja1.B1:Hoja1.BH1 Hoja1.A2:Hoja1.A2 Hoja1.B2:Hoja1.BH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PY" style:font-name-asian="Arial Unicode MS" style:language-asian="zh" style:country-asian="TW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Y" style:letter-kerning="true" style:font-size-asian="24pt" style:language-asian="zh" style:country-asian="TW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Y">G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PY">G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6P0"/>
    </number:currency-style>
    <number:number-style style:name="N107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7">27/12/2007</text:date>, <text:time>12:29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Cristhian Daniel Parra Trepowski</dc:creator>
    <dc:date>2007-12-27T12:29:46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30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number-style style:name="N107">
      <number:number number:decimal-places="8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331cm" svg:height="6.987cm" chart:class="chart:scatter" chart:style-name="ch1">
        <chart:title svg:x="6.593cm" svg:y="0.14cm" chart:style-name="ch2">
          <text:p>Prueba # 6</text:p>
        </chart:title>
        <chart:legend chart:legend-position="end" svg:x="13.635cm" svg:y="3.186cm" chart:style-name="ch3"/>
        <chart:plot-area chart:style-name="ch4" table:cell-range-address="Hoja1.A1:Hoja1.BH2" chart:data-source-has-labels="column" svg:x="0.411cm" svg:y="0.782cm" svg:width="12.918cm" svg:height="5.988cm">
          <chart:axis chart:dimension="x" chart:name="primary-x" chart:style-name="ch5">
            <chart:title svg:x="6.614cm" svg:y="6.312cm" chart:style-name="ch6">
              <text:p>Tiempo</text:p>
            </chart:title>
          </chart:axis>
          <chart:axis chart:dimension="y" chart:name="primary-y" chart:style-name="ch7">
            <chart:title svg:x="0.307cm" svg:y="3.874cm" chart:style-name="ch8">
              <text:p>costo</text:p>
            </chart:title>
            <chart:grid chart:style-name="ch9" chart:class="major"/>
          </chart:axis>
          <chart:series chart:style-name="ch10" chart:values-cell-range-address="Hoja1.B2:Hoja1.BH2" chart:label-cell-address="Hoja1.A2:Hoja1.A2" chart:class="chart:scatter">
            <chart:domain table:cell-range-address="Hoja1.B1:Hoja1.BH1"/>
            <chart:data-point chart:repeated="5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Columna C</text:p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  <table:table-cell office:value-type="string">
                <text:p>Columna G</text:p>
              </table:table-cell>
              <table:table-cell office:value-type="string">
                <text:p>Columna H</text:p>
              </table:table-cell>
              <table:table-cell office:value-type="string">
                <text:p>Columna I</text:p>
              </table:table-cell>
              <table:table-cell office:value-type="string">
                <text:p>Columna J</text:p>
              </table:table-cell>
              <table:table-cell office:value-type="string">
                <text:p>Columna K</text:p>
              </table:table-cell>
              <table:table-cell office:value-type="string">
                <text:p>Columna L</text:p>
              </table:table-cell>
              <table:table-cell office:value-type="string">
                <text:p>Columna M</text:p>
              </table:table-cell>
              <table:table-cell office:value-type="string">
                <text:p>Columna N</text:p>
              </table:table-cell>
              <table:table-cell office:value-type="string">
                <text:p>Columna O</text:p>
              </table:table-cell>
              <table:table-cell office:value-type="string">
                <text:p>Columna P</text:p>
              </table:table-cell>
              <table:table-cell office:value-type="string">
                <text:p>Columna Q</text:p>
              </table:table-cell>
              <table:table-cell office:value-type="string">
                <text:p>Columna R</text:p>
              </table:table-cell>
              <table:table-cell office:value-type="string">
                <text:p>Columna S</text:p>
              </table:table-cell>
              <table:table-cell office:value-type="string">
                <text:p>Columna T</text:p>
              </table:table-cell>
              <table:table-cell office:value-type="string">
                <text:p>Columna U</text:p>
              </table:table-cell>
              <table:table-cell office:value-type="string">
                <text:p>Columna V</text:p>
              </table:table-cell>
              <table:table-cell office:value-type="string">
                <text:p>Columna W</text:p>
              </table:table-cell>
              <table:table-cell office:value-type="string">
                <text:p>Columna X</text:p>
              </table:table-cell>
              <table:table-cell office:value-type="string">
                <text:p>Columna Y</text:p>
              </table:table-cell>
              <table:table-cell office:value-type="string">
                <text:p>Columna Z</text:p>
              </table:table-cell>
              <table:table-cell office:value-type="string">
                <text:p>Columna AA</text:p>
              </table:table-cell>
              <table:table-cell office:value-type="string">
                <text:p>Columna AB</text:p>
              </table:table-cell>
              <table:table-cell office:value-type="string">
                <text:p>Columna AC</text:p>
              </table:table-cell>
              <table:table-cell office:value-type="string">
                <text:p>Columna AD</text:p>
              </table:table-cell>
              <table:table-cell office:value-type="string">
                <text:p>Columna AE</text:p>
              </table:table-cell>
              <table:table-cell office:value-type="string">
                <text:p>Columna AF</text:p>
              </table:table-cell>
              <table:table-cell office:value-type="string">
                <text:p>Columna AG</text:p>
              </table:table-cell>
              <table:table-cell office:value-type="string">
                <text:p>Columna AH</text:p>
              </table:table-cell>
              <table:table-cell office:value-type="string">
                <text:p>Columna AI</text:p>
              </table:table-cell>
              <table:table-cell office:value-type="string">
                <text:p>Columna AJ</text:p>
              </table:table-cell>
              <table:table-cell office:value-type="string">
                <text:p>Columna AK</text:p>
              </table:table-cell>
              <table:table-cell office:value-type="string">
                <text:p>Columna AL</text:p>
              </table:table-cell>
              <table:table-cell office:value-type="string">
                <text:p>Columna AM</text:p>
              </table:table-cell>
              <table:table-cell office:value-type="string">
                <text:p>Columna AN</text:p>
              </table:table-cell>
              <table:table-cell office:value-type="string">
                <text:p>Columna AO</text:p>
              </table:table-cell>
              <table:table-cell office:value-type="string">
                <text:p>Columna AP</text:p>
              </table:table-cell>
              <table:table-cell office:value-type="string">
                <text:p>Columna AQ</text:p>
              </table:table-cell>
              <table:table-cell office:value-type="string">
                <text:p>Columna AR</text:p>
              </table:table-cell>
              <table:table-cell office:value-type="string">
                <text:p>Columna AS</text:p>
              </table:table-cell>
              <table:table-cell office:value-type="string">
                <text:p>Columna AT</text:p>
              </table:table-cell>
              <table:table-cell office:value-type="string">
                <text:p>Columna AU</text:p>
              </table:table-cell>
              <table:table-cell office:value-type="string">
                <text:p>Columna AV</text:p>
              </table:table-cell>
              <table:table-cell office:value-type="string">
                <text:p>Columna AW</text:p>
              </table:table-cell>
              <table:table-cell office:value-type="string">
                <text:p>Columna AX</text:p>
              </table:table-cell>
              <table:table-cell office:value-type="string">
                <text:p>Columna AY</text:p>
              </table:table-cell>
              <table:table-cell office:value-type="string">
                <text:p>Columna AZ</text:p>
              </table:table-cell>
              <table:table-cell office:value-type="string">
                <text:p>Columna BA</text:p>
              </table:table-cell>
              <table:table-cell office:value-type="string">
                <text:p>Columna BB</text:p>
              </table:table-cell>
              <table:table-cell office:value-type="string">
                <text:p>Columna BC</text:p>
              </table:table-cell>
              <table:table-cell office:value-type="string">
                <text:p>Columna BD</text:p>
              </table:table-cell>
              <table:table-cell office:value-type="string">
                <text:p>Columna BE</text:p>
              </table:table-cell>
              <table:table-cell office:value-type="string">
                <text:p>Columna BF</text:p>
              </table:table-cell>
              <table:table-cell office:value-type="string">
                <text:p>Columna BG</text:p>
              </table:table-cell>
              <table:table-cell office:value-type="string">
                <text:p>Columna BH</text:p>
              </table:table-cell>
            </table:table-row>
          </table:table-header-rows>
          <table:table-rows>
            <table:table-row>
              <table:table-cell office:value-type="string">
                <text:p>Fila 1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  <table:table-cell office:value-type="float" office:value="40000">
                <text:p>40000</text:p>
              </table:table-cell>
              <table:table-cell office:value-type="float" office:value="45000">
                <text:p>45000</text:p>
              </table:table-cell>
              <table:table-cell office:value-type="float" office:value="50000">
                <text:p>50000</text:p>
              </table:table-cell>
              <table:table-cell office:value-type="float" office:value="55000">
                <text:p>55000</text:p>
              </table:table-cell>
              <table:table-cell office:value-type="float" office:value="60000">
                <text:p>60000</text:p>
              </table:table-cell>
              <table:table-cell office:value-type="float" office:value="65000">
                <text:p>65000</text:p>
              </table:table-cell>
              <table:table-cell office:value-type="float" office:value="70000">
                <text:p>70000</text:p>
              </table:table-cell>
              <table:table-cell office:value-type="float" office:value="75000">
                <text:p>75000</text:p>
              </table:table-cell>
              <table:table-cell office:value-type="float" office:value="80000">
                <text:p>80000</text:p>
              </table:table-cell>
              <table:table-cell office:value-type="float" office:value="85000">
                <text:p>85000</text:p>
              </table:table-cell>
              <table:table-cell office:value-type="float" office:value="90000">
                <text:p>90000</text:p>
              </table:table-cell>
              <table:table-cell office:value-type="float" office:value="95000">
                <text:p>95000</text:p>
              </table:table-cell>
              <table:table-cell office:value-type="float" office:value="100000">
                <text:p>100000</text:p>
              </table:table-cell>
              <table:table-cell office:value-type="float" office:value="105000">
                <text:p>105000</text:p>
              </table:table-cell>
              <table:table-cell office:value-type="float" office:value="110000">
                <text:p>110000</text:p>
              </table:table-cell>
              <table:table-cell office:value-type="float" office:value="115000">
                <text:p>115000</text:p>
              </table:table-cell>
              <table:table-cell office:value-type="float" office:value="120000">
                <text:p>120000</text:p>
              </table:table-cell>
              <table:table-cell office:value-type="float" office:value="125000">
                <text:p>125000</text:p>
              </table:table-cell>
              <table:table-cell office:value-type="float" office:value="130000">
                <text:p>130000</text:p>
              </table:table-cell>
              <table:table-cell office:value-type="float" office:value="135000">
                <text:p>135000</text:p>
              </table:table-cell>
              <table:table-cell office:value-type="float" office:value="140000">
                <text:p>140000</text:p>
              </table:table-cell>
              <table:table-cell office:value-type="float" office:value="145000">
                <text:p>145000</text:p>
              </table:table-cell>
              <table:table-cell office:value-type="float" office:value="150000">
                <text:p>150000</text:p>
              </table:table-cell>
              <table:table-cell office:value-type="float" office:value="155000">
                <text:p>155000</text:p>
              </table:table-cell>
              <table:table-cell office:value-type="float" office:value="160000">
                <text:p>160000</text:p>
              </table:table-cell>
              <table:table-cell office:value-type="float" office:value="165000">
                <text:p>165000</text:p>
              </table:table-cell>
              <table:table-cell office:value-type="float" office:value="170000">
                <text:p>170000</text:p>
              </table:table-cell>
              <table:table-cell office:value-type="float" office:value="175000">
                <text:p>175000</text:p>
              </table:table-cell>
              <table:table-cell office:value-type="float" office:value="180000">
                <text:p>180000</text:p>
              </table:table-cell>
              <table:table-cell office:value-type="float" office:value="185000">
                <text:p>185000</text:p>
              </table:table-cell>
              <table:table-cell office:value-type="float" office:value="190000">
                <text:p>190000</text:p>
              </table:table-cell>
              <table:table-cell office:value-type="float" office:value="195000">
                <text:p>195000</text:p>
              </table:table-cell>
              <table:table-cell office:value-type="float" office:value="200000">
                <text:p>200000</text:p>
              </table:table-cell>
              <table:table-cell office:value-type="float" office:value="205000">
                <text:p>205000</text:p>
              </table:table-cell>
              <table:table-cell office:value-type="float" office:value="210000">
                <text:p>210000</text:p>
              </table:table-cell>
              <table:table-cell office:value-type="float" office:value="215000">
                <text:p>215000</text:p>
              </table:table-cell>
              <table:table-cell office:value-type="float" office:value="220000">
                <text:p>220000</text:p>
              </table:table-cell>
              <table:table-cell office:value-type="float" office:value="225000">
                <text:p>225000</text:p>
              </table:table-cell>
              <table:table-cell office:value-type="float" office:value="230000">
                <text:p>230000</text:p>
              </table:table-cell>
              <table:table-cell office:value-type="float" office:value="235000">
                <text:p>235000</text:p>
              </table:table-cell>
              <table:table-cell office:value-type="float" office:value="240000">
                <text:p>240000</text:p>
              </table:table-cell>
              <table:table-cell office:value-type="float" office:value="245000">
                <text:p>245000</text:p>
              </table:table-cell>
              <table:table-cell office:value-type="float" office:value="250000">
                <text:p>250000</text:p>
              </table:table-cell>
              <table:table-cell office:value-type="float" office:value="255000">
                <text:p>255000</text:p>
              </table:table-cell>
              <table:table-cell office:value-type="float" office:value="260000">
                <text:p>260000</text:p>
              </table:table-cell>
              <table:table-cell office:value-type="float" office:value="265000">
                <text:p>265000</text:p>
              </table:table-cell>
              <table:table-cell office:value-type="float" office:value="270000">
                <text:p>270000</text:p>
              </table:table-cell>
              <table:table-cell office:value-type="float" office:value="275000">
                <text:p>275000</text:p>
              </table:table-cell>
              <table:table-cell office:value-type="float" office:value="280000">
                <text:p>280000</text:p>
              </table:table-cell>
              <table:table-cell office:value-type="float" office:value="285015">
                <text:p>285015</text:p>
              </table:table-cell>
              <table:table-cell office:value-type="float" office:value="290000">
                <text:p>290000</text:p>
              </table:table-cell>
              <table:table-cell office:value-type="float" office:value="295000">
                <text:p>295000</text:p>
              </table:table-cell>
            </table:table-row>
            <table:table-row>
              <table:table-cell office:value-type="string">
                <text:p>Costo</text:p>
              </table:table-cell>
              <table:table-cell office:value-type="float" office:value="1220.14856429953">
                <text:p>1220.14856429953</text:p>
              </table:table-cell>
              <table:table-cell office:value-type="float" office:value="1196.92279924543">
                <text:p>1196.92279924543</text:p>
              </table:table-cell>
              <table:table-cell office:value-type="float" office:value="1175.19745645054">
                <text:p>1175.19745645054</text:p>
              </table:table-cell>
              <table:table-cell office:value-type="float" office:value="1139.57648815395">
                <text:p>1139.57648815395</text:p>
              </table:table-cell>
              <table:table-cell office:value-type="float" office:value="1132.2105399265">
                <text:p>1132.2105399265</text:p>
              </table:table-cell>
              <table:table-cell office:value-type="float" office:value="1132.2105399265">
                <text:p>1132.2105399265</text:p>
              </table:table-cell>
              <table:table-cell office:value-type="float" office:value="1088.28439690487">
                <text:p>1088.28439690487</text:p>
              </table:table-cell>
              <table:table-cell office:value-type="float" office:value="1088.28439690487">
                <text:p>1088.28439690487</text:p>
              </table:table-cell>
              <table:table-cell office:value-type="float" office:value="1088.28439690487">
                <text:p>1088.28439690487</text:p>
              </table:table-cell>
              <table:table-cell office:value-type="float" office:value="1084.79270699325">
                <text:p>1084.79270699325</text:p>
              </table:table-cell>
              <table:table-cell office:value-type="float" office:value="1067.42030875995">
                <text:p>1067.42030875995</text:p>
              </table:table-cell>
              <table:table-cell office:value-type="float" office:value="1067.42030875995">
                <text:p>1067.42030875995</text:p>
              </table:table-cell>
              <table:table-cell office:value-type="float" office:value="1067.42030875995">
                <text:p>1067.42030875995</text:p>
              </table:table-cell>
              <table:table-cell office:value-type="float" office:value="1015.60595596809">
                <text:p>1015.60595596809</text:p>
              </table:table-cell>
              <table:table-cell office:value-type="float" office:value="1015.60595596809">
                <text:p>1015.60595596809</text:p>
              </table:table-cell>
              <table:table-cell office:value-type="float" office:value="1015.60595596809">
                <text:p>1015.60595596809</text:p>
              </table:table-cell>
              <table:table-cell office:value-type="float" office:value="1015.60595596809">
                <text:p>1015.60595596809</text:p>
              </table:table-cell>
              <table:table-cell office:value-type="float" office:value="1015.60595596809">
                <text:p>1015.60595596809</text:p>
              </table:table-cell>
              <table:table-cell office:value-type="float" office:value="993.513562286775">
                <text:p>993.513562286775</text:p>
              </table:table-cell>
              <table:table-cell office:value-type="float" office:value="993.513562286775">
                <text:p>993.513562286775</text:p>
              </table:table-cell>
              <table:table-cell office:value-type="float" office:value="993.513562286775">
                <text:p>993.513562286775</text:p>
              </table:table-cell>
              <table:table-cell office:value-type="float" office:value="993.513562286775">
                <text:p>993.513562286775</text:p>
              </table:table-cell>
              <table:table-cell office:value-type="float" office:value="993.513562286775">
                <text:p>993.513562286775</text:p>
              </table:table-cell>
              <table:table-cell office:value-type="float" office:value="993.513562286775">
                <text:p>993.513562286775</text:p>
              </table:table-cell>
              <table:table-cell office:value-type="float" office:value="993.513562286775">
                <text:p>993.513562286775</text:p>
              </table:table-cell>
              <table:table-cell office:value-type="float" office:value="993.513562286775">
                <text:p>993.513562286775</text:p>
              </table:table-cell>
              <table:table-cell office:value-type="float" office:value="993.513562286775">
                <text:p>993.513562286775</text:p>
              </table:table-cell>
              <table:table-cell office:value-type="float" office:value="993.513562286775">
                <text:p>993.513562286775</text:p>
              </table:table-cell>
              <table:table-cell office:value-type="float" office:value="993.513562286775">
                <text:p>993.513562286775</text:p>
              </table:table-cell>
              <table:table-cell office:value-type="float" office:value="993.513562286775">
                <text:p>993.513562286775</text:p>
              </table:table-cell>
              <table:table-cell office:value-type="float" office:value="993.513562286775">
                <text:p>993.513562286775</text:p>
              </table:table-cell>
              <table:table-cell office:value-type="float" office:value="993.513562286775">
                <text:p>993.513562286775</text:p>
              </table:table-cell>
              <table:table-cell office:value-type="float" office:value="993.513562286775">
                <text:p>993.513562286775</text:p>
              </table:table-cell>
              <table:table-cell office:value-type="float" office:value="993.513562286775">
                <text:p>993.513562286775</text:p>
              </table:table-cell>
              <table:table-cell office:value-type="float" office:value="988.218591357026">
                <text:p>988.218591357026</text:p>
              </table:table-cell>
              <table:table-cell office:value-type="float" office:value="957.546625943772">
                <text:p>957.546625943772</text:p>
              </table:table-cell>
              <table:table-cell office:value-type="float" office:value="949.895945238954">
                <text:p>949.895945238954</text:p>
              </table:table-cell>
              <table:table-cell office:value-type="float" office:value="949.895945238954">
                <text:p>949.895945238954</text:p>
              </table:table-cell>
              <table:table-cell office:value-type="float" office:value="949.895945238954">
                <text:p>949.895945238954</text:p>
              </table:table-cell>
              <table:table-cell office:value-type="float" office:value="949.895945238954">
                <text:p>949.895945238954</text:p>
              </table:table-cell>
              <table:table-cell office:value-type="float" office:value="949.895945238954">
                <text:p>949.895945238954</text:p>
              </table:table-cell>
              <table:table-cell office:value-type="float" office:value="949.895945238954">
                <text:p>949.895945238954</text:p>
              </table:table-cell>
              <table:table-cell office:value-type="float" office:value="949.895945238954">
                <text:p>949.895945238954</text:p>
              </table:table-cell>
              <table:table-cell office:value-type="float" office:value="949.895945238954">
                <text:p>949.895945238954</text:p>
              </table:table-cell>
              <table:table-cell office:value-type="float" office:value="949.895945238954">
                <text:p>949.895945238954</text:p>
              </table:table-cell>
              <table:table-cell office:value-type="float" office:value="949.895945238954">
                <text:p>949.895945238954</text:p>
              </table:table-cell>
              <table:table-cell office:value-type="float" office:value="949.895945238954">
                <text:p>949.895945238954</text:p>
              </table:table-cell>
              <table:table-cell office:value-type="float" office:value="949.895945238954">
                <text:p>949.895945238954</text:p>
              </table:table-cell>
              <table:table-cell office:value-type="float" office:value="949.895945238954">
                <text:p>949.895945238954</text:p>
              </table:table-cell>
              <table:table-cell office:value-type="float" office:value="949.895945238954">
                <text:p>949.895945238954</text:p>
              </table:table-cell>
              <table:table-cell office:value-type="float" office:value="949.895945238954">
                <text:p>949.895945238954</text:p>
              </table:table-cell>
              <table:table-cell office:value-type="float" office:value="949.895945238954">
                <text:p>949.895945238954</text:p>
              </table:table-cell>
              <table:table-cell office:value-type="float" office:value="949.895945238954">
                <text:p>949.895945238954</text:p>
              </table:table-cell>
              <table:table-cell office:value-type="float" office:value="949.895945238954">
                <text:p>949.895945238954</text:p>
              </table:table-cell>
              <table:table-cell office:value-type="float" office:value="949.895945238954">
                <text:p>949.895945238954</text:p>
              </table:table-cell>
              <table:table-cell office:value-type="float" office:value="949.895945238954">
                <text:p>949.895945238954</text:p>
              </table:table-cell>
              <table:table-cell office:value-type="float" office:value="949.895945238954">
                <text:p>949.895945238954</text:p>
              </table:table-cell>
              <table:table-cell office:value-type="float" office:value="949.895945238954">
                <text:p>949.895945238954</text:p>
              </table:table-cell>
              <table:table-cell office:value-type="float" office:value="949.895945238954">
                <text:p>949.8959452389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